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5.554cm" table:align="left"/>
    </style:style>
    <style:style style:name="Tabela1.A" style:family="table-column">
      <style:table-column-properties style:column-width="0.459cm"/>
    </style:style>
    <style:style style:name="Tabela1.B" style:family="table-column">
      <style:table-column-properties style:column-width="15.095cm"/>
    </style:style>
    <style:style style:name="Tabela1.A1" style:family="table-cell">
      <style:table-cell-properties style:vertical-align="middle"/>
    </style:style>
    <style:style style:name="Tabela2" style:family="table">
      <style:table-properties style:width="7.627cm" table:align="left"/>
    </style:style>
    <style:style style:name="Tabela2.A" style:family="table-column">
      <style:table-column-properties style:column-width="0.247cm"/>
    </style:style>
    <style:style style:name="Tabela2.B" style:family="table-column">
      <style:table-column-properties style:column-width="7.38cm"/>
    </style:style>
    <style:style style:name="Tabela2.A1" style:family="table-cell">
      <style:table-cell-properties style:vertical-align="middle"/>
    </style:style>
    <style:style style:name="P1" style:family="paragraph" style:parent-style-name="Table_20_Contents">
      <style:text-properties officeooo:paragraph-rsid="00192b7f"/>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margin-top="0cm" fo:margin-bottom="0cm" loext:contextual-spacing="false"/>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ending Email with SES in CakePHP 3</text:h>
      <text:p text:style-name="Quotations">AWS Simple Email Service (SES) provides a reliable and scalable infrastructure for sending email. If you are not yet using an email service yet for your application, we highly recommend AWS. The days of managing your own email infrastructure is long gone. </text:p>
      <text:p text:style-name="Text_20_body">In this tutorial, we will show you how to set up CakePHP 3 to send email with AWS SES via SMTP. In our opinion, integrating AWS SES with CakePHP 3 by SMTP is more straightforward comparing to API. </text:p>
      <text:h text:style-name="Heading_20_2" text:outline-level="2"><text:bookmark text:name="top"/>Table Of Content</text:h>
      <text:list xml:id="list760617355" text:style-name="L1">
        <text:list-item>
          <text:p text:style-name="P5"><text:a xlink:type="simple" xlink:href="https://www.startutorial.com/articles/view/sending-email-with-ses-in-cakephp-3#sec1" text:style-name="Internet_20_link" text:visited-style-name="Visited_20_Internet_20_Link">Create CakePHP 3 Email Transport Profile</text:a> </text:p>
        </text:list-item>
        <text:list-item>
          <text:p text:style-name="P5"><text:a xlink:type="simple" xlink:href="https://www.startutorial.com/articles/view/sending-email-with-ses-in-cakephp-3#sec2" text:style-name="Internet_20_link" text:visited-style-name="Visited_20_Internet_20_Link">Create CakePHP 3 Email Profile</text:a> </text:p>
        </text:list-item>
        <text:list-item>
          <text:p text:style-name="P5"><text:a xlink:type="simple" xlink:href="https://www.startutorial.com/articles/view/sending-email-with-ses-in-cakephp-3#sec3" text:style-name="Internet_20_link" text:visited-style-name="Visited_20_Internet_20_Link">Working with Google Cloud Engine</text:a> </text:p>
        </text:list-item>
        <text:list-item>
          <text:p text:style-name="P2"><text:a xlink:type="simple" xlink:href="https://www.startutorial.com/articles/view/sending-email-with-ses-in-cakephp-3#sec4" text:style-name="Internet_20_link" text:visited-style-name="Visited_20_Internet_20_Link">The end</text:a> </text:p>
        </text:list-item>
      </text:list>
      <text:h text:style-name="Heading_20_6" text:outline-level="6"><text:bookmark text:name="sec1"/>1. Create CakePHP 3 Email Transport Profile</text:h>
      <text:p text:style-name="Text_20_body">First, we need to create a CakePHP email transport profile for AWS SES. We can create it in CakePHP configuration file, it is typically <text:span text:style-name="Strong_20_Emphasis">config/app.php</text:span>. You can create it in your custom configuration file if you have any. </text:p>
      <text:section text:style-name="Sect1" text:name="highlighter_487359">
        <text:p text:style-name="P4"><text:a xlink:type="simple" xlink:href="https://www.startutorial.com/articles/view/sending-email-with-ses-in-cakephp-3#" text:style-name="Internet_20_link" text:visited-style-name="Visited_20_Internet_20_Link">?</text:a></text:p>
        <table:table table:name="Tabela1" table:style-name="Tabela1">
          <table:table-column table:style-name="Tabela1.A"/>
          <table:table-column table:style-name="Tabela1.B"/>
          <table:table-row table:style-name="TableLine94761705286176">
            <table:table-cell table:style-name="Tabela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able:table-cell>
            <table:table-cell table:style-name="Tabela1.A1" office:value-type="string">
              <text:p text:style-name="Table_20_Contents"><text:span text:style-name="Source_20_Text">'EmailTransport'</text:span> <text:span text:style-name="Source_20_Text">=&gt; [</text:span></text:p>
              <text:p text:style-name="Table_20_Contents"><text:span text:style-name="Source_20_Text"><text:s text:c="8"/>'ses'</text:span> <text:span text:style-name="Source_20_Text">=&gt; [</text:span></text:p>
              <text:p text:style-name="Table_20_Contents"><text:span text:style-name="Source_20_Text"><text:s text:c="12"/>'className'</text:span> <text:span text:style-name="Source_20_Text">=&gt; 'Smtp',</text:span></text:p>
              <text:p text:style-name="Table_20_Contents"><text:span text:style-name="Source_20_Text"><text:s text:c="12"/>'host'</text:span> <text:span text:style-name="Source_20_Text">=&gt; '</text:span><text:a xlink:type="simple" xlink:href="http://email-smtp.us-east-1.amazonaws.com/" text:style-name="Internet_20_link" text:visited-style-name="Visited_20_Internet_20_Link"><text:span text:style-name="Source_20_Text">email-smtp.us-east-1.amazonaws.com</text:span></text:a><text:span text:style-name="Source_20_Text">',</text:span></text:p>
              <text:p text:style-name="Table_20_Contents"><text:span text:style-name="Source_20_Text"><text:s text:c="12"/>'port'</text:span> <text:span text:style-name="Source_20_Text">=&gt; 587,</text:span></text:p>
              <text:p text:style-name="Table_20_Contents"><text:span text:style-name="Source_20_Text"><text:s text:c="12"/>'username'</text:span> <text:span text:style-name="Source_20_Text">=&gt; '',</text:span></text:p>
              <text:p text:style-name="Table_20_Contents"><text:span text:style-name="Source_20_Text"><text:s text:c="12"/>'password'</text:span> <text:span text:style-name="Source_20_Text">=&gt; '',</text:span></text:p>
              <text:p text:style-name="Table_20_Contents"><text:span text:style-name="Source_20_Text"><text:s text:c="12"/>'tls'</text:span> <text:span text:style-name="Source_20_Text">=&gt; true</text:span></text:p>
              <text:p text:style-name="Table_20_Contents"><text:span text:style-name="Source_20_Text"><text:s text:c="8"/>]</text:span></text:p>
              <text:p text:style-name="Table_20_Contents"><text:span text:style-name="Source_20_Text">]</text:span></text:p>
            </table:table-cell>
          </table:table-row>
        </table:table>
        <text:p text:style-name="Text_20_body"/>
      </text:section>
      <text:p text:style-name="Text_20_body">We have named this transport profile as <text:span text:style-name="Strong_20_Emphasis">ses</text:span>, you can name it whatever you prefer. Let's take a look at those configuration key:</text:p>
      <text:list xml:id="list805883137" text:style-name="L2">
        <text:list-item>
          <text:p text:style-name="P6"><text:span text:style-name="Strong_20_Emphasis">className</text:span>: this key's value should always be <text:span text:style-name="Strong_20_Emphasis">Smtp</text:span>, since we are using SMTP for the integration. </text:p>
        </text:list-item>
        <text:list-item>
          <text:p text:style-name="P6"><text:span text:style-name="Strong_20_Emphasis">host</text:span>: replace this key's value with your specific AWS region. </text:p>
        </text:list-item>
        <text:list-item>
          <text:p text:style-name="P6"><text:span text:style-name="Strong_20_Emphasis">port</text:span>: we can use 587 or 2587 for the port. The reason we do not want to use 25 is specified <text:a xlink:type="simple" xlink:href="http://docs.aws.amazon.com/ses/latest/DeveloperGuide/smtp-connect.html" office:target-frame-name="_blank" xlink:show="new" text:style-name="Internet_20_link" text:visited-style-name="Visited_20_Internet_20_Link">here</text:a>. </text:p>
        </text:list-item>
        <text:list-item>
          <text:p text:style-name="P6"><text:span text:style-name="Strong_20_Emphasis">username</text:span>: specify this key's value with your SES SMTP username. </text:p>
        </text:list-item>
        <text:list-item>
          <text:p text:style-name="P6"><text:span text:style-name="Strong_20_Emphasis">password</text:span>: specify this key's value with your SES SMTP password. </text:p>
        </text:list-item>
        <text:list-item>
          <text:p text:style-name="P3"><text:span text:style-name="Strong_20_Emphasis">tls</text:span>: this key's value should always be <text:span text:style-name="Strong_20_Emphasis">true</text:span>. This is SES perferred encryption. </text:p>
        </text:list-item>
      </text:list>
      <text:h text:style-name="Heading_20_6" text:outline-level="6"><text:bookmark text:name="sec2"/><text:soft-page-break/>2. Create CakePHP 3 Email Profile</text:h>
      <text:p text:style-name="Text_20_body">Now we need to create a CakePHP 3 email profile, so that we can use it easily in our application code. </text:p>
      <text:section text:style-name="Sect1" text:name="highlighter_536581">
        <text:p text:style-name="P4"><text:a xlink:type="simple" xlink:href="https://www.startutorial.com/articles/view/sending-email-with-ses-in-cakephp-3#" text:style-name="Internet_20_link" text:visited-style-name="Visited_20_Internet_20_Link">?</text:a></text:p>
        <table:table table:name="Tabela2" table:style-name="Tabela2">
          <table:table-column table:style-name="Tabela2.A"/>
          <table:table-column table:style-name="Tabela2.B"/>
          <table:table-row table:style-name="TableLine94761705286464">
            <table:table-cell table:style-name="Tabela2.A1" office:value-type="string">
              <text:p text:style-name="P1">1</text:p>
              <text:p text:style-name="Table_20_Contents">2</text:p>
              <text:p text:style-name="Table_20_Contents">3</text:p>
              <text:p text:style-name="Table_20_Contents">4</text:p>
              <text:p text:style-name="Table_20_Contents">5</text:p>
              <text:p text:style-name="Table_20_Contents">6</text:p>
            </table:table-cell>
            <table:table-cell table:style-name="Tabela2.A1" office:value-type="string">
              <text:p text:style-name="Table_20_Contents"><text:span text:style-name="Source_20_Text">'Email'</text:span> <text:span text:style-name="Source_20_Text">=&gt; [</text:span></text:p>
              <text:p text:style-name="Table_20_Contents"><text:span text:style-name="Source_20_Text"><text:s text:c="4"/>'default'</text:span> <text:span text:style-name="Source_20_Text">=&gt; [</text:span></text:p>
              <text:p text:style-name="Table_20_Contents"><text:span text:style-name="Source_20_Text"><text:s text:c="8"/>'transport'</text:span> <text:span text:style-name="Source_20_Text">=&gt; 'ses',</text:span></text:p>
              <text:p text:style-name="Table_20_Contents"><text:span text:style-name="Source_20_Text"><text:s text:c="8"/>'xxx'</text:span> <text:span text:style-name="Source_20_Text">=&gt; 'xxx'</text:span></text:p>
              <text:p text:style-name="Table_20_Contents"><text:span text:style-name="Source_20_Text"><text:s text:c="4"/>],</text:span></text:p>
              <text:p text:style-name="Table_20_Contents"><text:span text:style-name="Source_20_Text">],</text:span></text:p>
            </table:table-cell>
          </table:table-row>
        </table:table>
        <text:p text:style-name="Text_20_body"/>
      </text:section>
      <text:p text:style-name="Text_20_body">As you can see, we have given the profile a name <text:span text:style-name="Strong_20_Emphasis">default</text:span> and specify its transport to be <text:span text:style-name="Strong_20_Emphasis">ses</text:span>,which is created in step 1. The rest is our regular email settings such as <text:span text:style-name="Strong_20_Emphasis">from</text:span>, <text:span text:style-name="Strong_20_Emphasis">to</text:span> and so on, which you should already be familiar with. </text:p>
      <text:p text:style-name="Text_20_body">In case you need to look up the code again, CakePHP 3 email documentation is <text:a xlink:type="simple" xlink:href="http://book.cakephp.org/3.0/en/core-libraries/email.html" office:target-frame-name="_blank" xlink:show="new" text:style-name="Internet_20_link" text:visited-style-name="Visited_20_Internet_20_Link">here</text:a>.</text:p>
      <text:h text:style-name="Heading_20_6" text:outline-level="6"><text:bookmark text:name="sec3"/>3. Working with Google Cloud Engine</text:h>
      <text:p text:style-name="Text_20_body">If by any chance, your CakePHP 3 application is hosted at Google Cloud Engine and you face an issue with sending email with SES, it is probably caused by the port issue.</text:p>
      <text:p text:style-name="Text_20_body">According to Google Cloud Engine's <text:a xlink:type="simple" xlink:href="https://cloud.google.com/compute/docs/tutorials/sending-mail/" office:target-frame-name="_blank" xlink:show="new" text:style-name="Internet_20_link" text:visited-style-name="Visited_20_Internet_20_Link">documentation</text:a>. They have blocked outbound connections on ports 25, 465, and 587. That means if you are using port 587 in CakePHP email transport profile, it won't go through. Lucky for us, AWS SES provides an alternative port 2587. That will be our savior. </text:p>
      <text:h text:style-name="Heading_20_6" text:outline-level="6"><text:bookmark text:name="sec4"/>4. The end</text:h>
      <text:p text:style-name="Text_20_body">Hopefully this simple tutorial helped you with your development.<text:line-break/>If you like our post, please follow us on <text:a xlink:type="simple" xlink:href="http://twitter.com/startutorial" office:target-frame-name="_blank" xlink:show="new" text:style-name="Internet_20_link" text:visited-style-name="Visited_20_Internet_20_Link">Twitter</text:a> and help spread the word. We need your support to continue. <text:line-break/>If you have questions or find our mistakes in above tutorial, do leave a comment below to let us know. </text:p>
      <text:p text:style-name="Standard"><text:a xlink:type="simple" xlink:href="https://www.startutorial.com/articles/view/sending-email-with-ses-in-cakephp-3" text:style-name="Internet_20_link" text:visited-style-name="Visited_20_Internet_20_Link">https://www.startutorial.com/articles/view/sending-email-with-ses-in-cakephp-3</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2T14:57:23.543449033</meta:creation-date>
    <dc:date>2021-05-12T14:58:17.770944036</dc:date>
    <meta:editing-duration>PT55S</meta:editing-duration>
    <meta:editing-cycles>1</meta:editing-cycles>
    <meta:document-statistic meta:table-count="2" meta:image-count="0" meta:object-count="0" meta:page-count="2" meta:paragraph-count="61" meta:word-count="554" meta:character-count="3156" meta:non-whitespace-character-count="2543"/>
    <meta:generator>LibreOffice/6.4.7.2$Linux_X86_64 LibreOffice_project/40$Build-2</meta:generator>
  </office:meta>
</office:document-meta>
</file>